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dc182" officeooo:paragraph-rsid="001dc182"/>
    </style:style>
    <style:style style:name="P6" style:family="paragraph" style:parent-style-name="Text_20_body">
      <style:text-properties officeooo:rsid="00214e35" officeooo:paragraph-rsid="00240d7f"/>
    </style:style>
    <style:style style:name="P7" style:family="paragraph" style:parent-style-name="Text_20_body">
      <style:text-properties officeooo:rsid="0025c9ca" officeooo:paragraph-rsid="0025c9ca"/>
    </style:style>
    <style:style style:name="P8" style:family="paragraph" style:parent-style-name="Text_20_body">
      <style:text-properties officeooo:rsid="0027304e" officeooo:paragraph-rsid="0027304e"/>
    </style:style>
    <style:style style:name="P9" style:family="paragraph" style:parent-style-name="Text_20_body">
      <style:text-properties fo:font-style="normal" officeooo:rsid="001dc182" officeooo:paragraph-rsid="001dc182" style:font-style-asian="normal" style:font-style-complex="normal"/>
    </style:style>
    <style:style style:name="P10"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11" style:family="paragraph" style:parent-style-name="Text_20_body">
      <style:text-properties officeooo:rsid="00292dc2" officeooo:paragraph-rsid="00292dc2" fo:background-color="transparent"/>
    </style:style>
    <style:style style:name="P12" style:family="paragraph" style:parent-style-name="Text_20_body">
      <style:text-properties officeooo:rsid="00296576" officeooo:paragraph-rsid="00296576" fo:background-color="transparent"/>
    </style:style>
    <style:style style:name="P13" style:family="paragraph" style:parent-style-name="Text_20_body">
      <style:text-properties fo:font-weight="bold" officeooo:rsid="0029f64c" officeooo:paragraph-rsid="0029f64c" fo:background-color="transparent" style:font-weight-asian="bold" style:font-weight-complex="bold"/>
    </style:style>
    <style:style style:name="P14" style:family="paragraph" style:parent-style-name="Text_20_body">
      <style:text-properties fo:font-weight="bold" officeooo:rsid="0029f64c" officeooo:paragraph-rsid="003cbbd2" fo:background-color="transparent" style:font-weight-asian="bold" style:font-weight-complex="bold"/>
    </style:style>
    <style:style style:name="P15" style:family="paragraph" style:parent-style-name="Text_20_body">
      <style:text-properties fo:font-weight="bold" officeooo:rsid="003a2e73" officeooo:paragraph-rsid="003a2e73" style:font-weight-asian="bold" style:font-weight-complex="bold"/>
    </style:style>
    <style:style style:name="P16" style:family="paragraph" style:parent-style-name="Text_20_body">
      <style:text-properties fo:font-weight="bold" officeooo:rsid="003ac238" officeooo:paragraph-rsid="003ac238" style:font-weight-asian="bold" style:font-weight-complex="bold"/>
    </style:style>
    <style:style style:name="P17" style:family="paragraph" style:parent-style-name="Text_20_body">
      <style:text-properties officeooo:rsid="002d097b" officeooo:paragraph-rsid="002d097b"/>
    </style:style>
    <style:style style:name="P18" style:family="paragraph" style:parent-style-name="Text_20_body">
      <style:text-properties officeooo:rsid="002f96d2" officeooo:paragraph-rsid="002f96d2"/>
    </style:style>
    <style:style style:name="P19" style:family="paragraph" style:parent-style-name="Text_20_body">
      <style:text-properties officeooo:rsid="00318432" officeooo:paragraph-rsid="00318432"/>
    </style:style>
    <style:style style:name="P20" style:family="paragraph" style:parent-style-name="Text_20_body">
      <style:text-properties officeooo:rsid="001afd0c" officeooo:paragraph-rsid="00334e39"/>
    </style:style>
    <style:style style:name="P21" style:family="paragraph" style:parent-style-name="Text_20_body">
      <style:text-properties officeooo:rsid="00352088" officeooo:paragraph-rsid="00352088"/>
    </style:style>
    <style:style style:name="P22" style:family="paragraph" style:parent-style-name="Text_20_body">
      <style:text-properties officeooo:rsid="00379b3b" officeooo:paragraph-rsid="00379b3b"/>
    </style:style>
    <style:style style:name="P23" style:family="paragraph" style:parent-style-name="Text_20_body">
      <style:text-properties officeooo:rsid="0038d801" officeooo:paragraph-rsid="0038d801"/>
    </style:style>
    <style:style style:name="P24" style:family="paragraph" style:parent-style-name="Text_20_body">
      <style:text-properties officeooo:rsid="0039f7e4" officeooo:paragraph-rsid="0039f7e4"/>
    </style:style>
    <style:style style:name="P25" style:family="paragraph" style:parent-style-name="Text_20_body">
      <style:text-properties officeooo:rsid="003a2e73" officeooo:paragraph-rsid="003a2e73"/>
    </style:style>
    <style:style style:name="P26" style:family="paragraph" style:parent-style-name="Text_20_body">
      <style:text-properties fo:language="en" fo:country="US" fo:font-style="normal" officeooo:rsid="00363b3e" officeooo:paragraph-rsid="00363b3e" style:font-style-asian="normal" style:font-style-complex="normal"/>
    </style:style>
    <style:style style:name="P27" style:family="paragraph" style:parent-style-name="Text_20_body">
      <style:text-properties fo:language="en" fo:country="US" fo:font-style="normal" officeooo:rsid="00379b3b" officeooo:paragraph-rsid="00379b3b" style:font-style-asian="normal" style:font-style-complex="normal"/>
    </style:style>
    <style:style style:name="P28" style:family="paragraph" style:parent-style-name="Text_20_body">
      <style:text-properties fo:language="en" fo:country="US" fo:font-style="normal" officeooo:rsid="0038d801" officeooo:paragraph-rsid="0038d801" style:font-style-asian="normal" style:font-style-complex="normal"/>
    </style:style>
    <style:style style:name="P29" style:family="paragraph" style:parent-style-name="Text_20_body">
      <style:text-properties fo:language="en" fo:country="US" fo:font-style="normal" officeooo:rsid="0039f7e4" officeooo:paragraph-rsid="0039f7e4" style:font-style-asian="normal" style:font-style-complex="normal"/>
    </style:style>
    <style:style style:name="P30" style:family="paragraph" style:parent-style-name="Text_20_body">
      <style:text-properties fo:language="en" fo:country="US" fo:font-style="normal" officeooo:rsid="003a2e73" officeooo:paragraph-rsid="003a2e73" style:font-style-asian="normal" style:font-style-complex="normal"/>
    </style:style>
    <style:style style:name="P31" style:family="paragraph" style:parent-style-name="Text_20_body">
      <style:text-properties fo:language="en" fo:country="US" fo:font-style="normal" fo:font-weight="normal" officeooo:rsid="003ac238" officeooo:paragraph-rsid="003ac238" style:font-style-asian="normal" style:font-weight-asian="normal" style:font-style-complex="normal" style:font-weight-complex="normal"/>
    </style:style>
    <style:style style:name="P32" style:family="paragraph" style:parent-style-name="Text_20_body">
      <style:text-properties officeooo:rsid="003cbbd2" officeooo:paragraph-rsid="003cbbd2"/>
    </style:style>
    <style:style style:name="P33" style:family="paragraph" style:parent-style-name="Title">
      <style:text-properties officeooo:rsid="0015f1d9" officeooo:paragraph-rsid="0015f1d9"/>
    </style:style>
    <style:style style:name="P34" style:family="paragraph" style:parent-style-name="Heading_20_2">
      <style:text-properties officeooo:rsid="0015f1d9" officeooo:paragraph-rsid="0015f1d9"/>
    </style:style>
    <style:style style:name="P35" style:family="paragraph" style:parent-style-name="Heading_20_2">
      <style:text-properties officeooo:rsid="0021e86f" officeooo:paragraph-rsid="0021e86f"/>
    </style:style>
    <style:style style:name="P36" style:family="paragraph" style:parent-style-name="Heading_20_2">
      <style:text-properties officeooo:rsid="0025c9ca" officeooo:paragraph-rsid="0025c9ca"/>
    </style:style>
    <style:style style:name="P37" style:family="paragraph" style:parent-style-name="Heading_20_2">
      <style:text-properties officeooo:rsid="0027304e" officeooo:paragraph-rsid="0027304e"/>
    </style:style>
    <style:style style:name="P38" style:family="paragraph" style:parent-style-name="Heading_20_1">
      <style:text-properties officeooo:rsid="0015f1d9" officeooo:paragraph-rsid="0015f1d9"/>
    </style:style>
    <style:style style:name="P39" style:family="paragraph" style:parent-style-name="Heading_20_1" style:list-style-name="">
      <style:text-properties officeooo:rsid="0019b2d1" officeooo:paragraph-rsid="0019b2d1"/>
    </style:style>
    <style:style style:name="P40" style:family="paragraph" style:parent-style-name="Heading_20_1">
      <style:text-properties officeooo:rsid="0019b2d1" officeooo:paragraph-rsid="0019b2d1"/>
    </style:style>
    <style:style style:name="P41" style:family="paragraph" style:parent-style-name="Heading_20_1">
      <style:text-properties officeooo:rsid="0019b2d1" officeooo:paragraph-rsid="002d097b"/>
    </style:style>
    <style:style style:name="P42" style:family="paragraph" style:parent-style-name="Heading_20_1">
      <style:text-properties officeooo:rsid="002f96d2" officeooo:paragraph-rsid="002f96d2"/>
    </style:style>
    <style:style style:name="P43" style:family="paragraph" style:parent-style-name="Heading_20_1" style:list-style-name="">
      <style:text-properties officeooo:rsid="0033c3cf" officeooo:paragraph-rsid="0033c3cf" fo:background-color="transparent"/>
    </style:style>
    <style:style style:name="P44" style:family="paragraph" style:parent-style-name="Heading_20_1">
      <style:paragraph-properties fo:break-before="page"/>
      <style:text-properties officeooo:rsid="0019b2d1" officeooo:paragraph-rsid="0019b2d1"/>
    </style:style>
    <style:style style:name="P45" style:family="paragraph" style:parent-style-name="Heading_20_1">
      <style:paragraph-properties fo:break-before="page"/>
      <style:text-properties officeooo:rsid="0033c3cf" officeooo:paragraph-rsid="0033c3cf" fo:background-color="transparent"/>
    </style:style>
    <style:style style:name="P4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cs" fo:country="CZ" fo:font-style="italic" officeooo:rsid="00363b3e" style:font-style-asian="italic" style:font-style-complex="italic"/>
    </style:style>
    <style:style style:name="T3" style:family="text">
      <style:text-properties fo:language="cs" fo:country="CZ" fo:font-style="normal" officeooo:rsid="00363b3e" style:font-style-asian="normal" style:font-style-complex="normal"/>
    </style:style>
    <style:style style:name="T4" style:family="text">
      <style:text-properties fo:language="cs" fo:country="CZ" fo:font-style="normal" fo:font-weight="normal" officeooo:rsid="003cbbd2" style:font-style-asian="normal" style:font-weight-asian="normal" style:font-style-complex="normal" style:font-weight-complex="normal"/>
    </style:style>
    <style:style style:name="T5" style:family="text">
      <style:text-properties fo:language="en" fo:country="US"/>
    </style:style>
    <style:style style:name="T6" style:family="text">
      <style:text-properties fo:language="en" fo:country="US" officeooo:rsid="0016138f"/>
    </style:style>
    <style:style style:name="T7" style:family="text">
      <style:text-properties fo:language="en" fo:country="US" officeooo:rsid="002e3143"/>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363b3e" style:font-style-asian="normal" style:font-style-complex="normal"/>
    </style:style>
    <style:style style:name="T10" style:family="text">
      <style:text-properties fo:language="en" fo:country="US" fo:font-style="normal" fo:font-weight="bold" style:font-style-asian="normal" style:font-weight-asian="bold" style:font-style-complex="normal" style:font-weight-complex="bold"/>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style="normal" fo:font-weight="normal" officeooo:rsid="003ac238" style:font-style-asian="normal" style:font-weight-asian="normal" style:font-style-complex="normal" style:font-weight-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normal" style:font-style-asian="italic" style:font-weight-asian="normal" style:font-style-complex="italic" style:font-weight-complex="normal"/>
    </style:style>
    <style:style style:name="T15" style:family="text">
      <style:text-properties officeooo:rsid="0016138f"/>
    </style:style>
    <style:style style:name="T16" style:family="text">
      <style:text-properties officeooo:rsid="001afd0c"/>
    </style:style>
    <style:style style:name="T17" style:family="text">
      <style:text-properties fo:font-style="italic" style:font-style-asian="italic" style:font-style-complex="italic"/>
    </style:style>
    <style:style style:name="T18" style:family="text">
      <style:text-properties fo:font-style="italic" officeooo:rsid="001afd0c" style:font-style-asian="italic" style:font-style-complex="italic"/>
    </style:style>
    <style:style style:name="T19" style:family="text">
      <style:text-properties fo:font-style="italic" officeooo:rsid="00363b3e"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b4be6"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afd0c" style:font-style-asian="normal" style:font-style-complex="normal"/>
    </style:style>
    <style:style style:name="T24" style:family="text">
      <style:text-properties fo:font-style="normal" officeooo:rsid="001e4ed8" style:font-style-asian="normal" style:font-style-complex="normal"/>
    </style:style>
    <style:style style:name="T25" style:family="text">
      <style:text-properties fo:font-style="normal" officeooo:rsid="00255684" style:font-style-asian="normal" style:font-style-complex="normal"/>
    </style:style>
    <style:style style:name="T26" style:family="text">
      <style:text-properties fo:font-style="normal" officeooo:rsid="0031e9f9" style:font-style-asian="normal" style:font-style-complex="normal"/>
    </style:style>
    <style:style style:name="T27" style:family="text">
      <style:text-properties fo:font-style="normal" officeooo:rsid="00363b3e" style:font-style-asian="normal" style:font-style-complex="normal"/>
    </style:style>
    <style:style style:name="T28" style:family="text">
      <style:text-properties fo:font-style="normal" officeooo:rsid="00297cf0" style:font-style-asian="normal" style:font-style-complex="normal"/>
    </style:style>
    <style:style style:name="T29" style:family="text">
      <style:text-properties fo:font-style="normal" officeooo:rsid="003cbbd2"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b4be6" style:font-style-asian="normal" style:font-weight-asian="normal" style:font-style-complex="normal" style:font-weight-complex="normal"/>
    </style:style>
    <style:style style:name="T32" style:family="text">
      <style:text-properties fo:font-style="normal" fo:font-weight="normal" officeooo:rsid="00296576" style:font-style-asian="normal" style:font-weight-asian="normal" style:font-style-complex="normal" style:font-weight-complex="normal"/>
    </style:style>
    <style:style style:name="T33" style:family="text">
      <style:text-properties fo:font-style="normal" fo:font-weight="normal" officeooo:rsid="00297cf0" style:font-style-asian="normal" style:font-weight-asian="normal" style:font-style-complex="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20150a" style:font-weight-asian="normal" style:font-weight-complex="normal"/>
    </style:style>
    <style:style style:name="T36" style:family="text">
      <style:text-properties fo:font-weight="normal" officeooo:rsid="00223dc5" style:font-weight-asian="normal" style:font-weight-complex="normal"/>
    </style:style>
    <style:style style:name="T37" style:family="text">
      <style:text-properties fo:font-weight="normal" officeooo:rsid="00240d7f" style:font-weight-asian="normal" style:font-weight-complex="normal"/>
    </style:style>
    <style:style style:name="T38" style:family="text">
      <style:text-properties fo:font-weight="normal" officeooo:rsid="00334e39" style:font-weight-asian="normal" style:font-weight-complex="normal"/>
    </style:style>
    <style:style style:name="T39" style:family="text">
      <style:text-properties fo:font-weight="bold" officeooo:rsid="0020150a" style:font-weight-asian="bold" style:font-weight-complex="bold"/>
    </style:style>
    <style:style style:name="T40" style:family="text">
      <style:text-properties officeooo:rsid="001e4ed8"/>
    </style:style>
    <style:style style:name="T41" style:family="text">
      <style:text-properties officeooo:rsid="0027f125"/>
    </style:style>
    <style:style style:name="T42" style:family="text">
      <style:text-properties officeooo:rsid="0028dbb2"/>
    </style:style>
    <style:style style:name="T43" style:family="text">
      <style:text-properties style:text-position="sub 58%" fo:font-style="normal" fo:font-weight="normal" style:font-style-asian="normal" style:font-weight-asian="normal" style:font-style-complex="normal" style:font-weight-complex="normal"/>
    </style:style>
    <style:style style:name="T44" style:family="text">
      <style:text-properties style:text-position="sub 58%" fo:font-style="normal" fo:font-weight="normal" officeooo:rsid="002b4be6" style:font-style-asian="normal" style:font-weight-asian="normal" style:font-style-complex="normal" style:font-weight-complex="normal"/>
    </style:style>
    <style:style style:name="T45" style:family="text">
      <style:text-properties style:text-position="sub 58%" fo:language="en" fo:country="US" fo:font-style="normal" fo:font-weight="bold" style:font-style-asian="normal" style:font-weight-asian="bold" style:font-style-complex="normal" style:font-weight-complex="bold"/>
    </style:style>
    <style:style style:name="T46" style:family="text">
      <style:text-properties style:text-position="sub 58%" fo:language="en" fo:country="US" fo:font-style="normal" style:font-style-asian="normal" style:font-style-complex="normal"/>
    </style:style>
    <style:style style:name="T47" style:family="text">
      <style:text-properties style:text-position="sub 58%" fo:language="en" fo:country="US" fo:font-style="normal" fo:font-weight="normal" style:font-style-asian="normal" style:font-weight-asian="normal" style:font-style-complex="normal" style:font-weight-complex="normal"/>
    </style:style>
    <style:style style:name="T48" style:family="text">
      <style:text-properties officeooo:rsid="002b4be6"/>
    </style:style>
    <style:style style:name="T49" style:family="text">
      <style:text-properties officeooo:rsid="00318432"/>
    </style:style>
    <style:style style:name="T50" style:family="text">
      <style:text-properties officeooo:rsid="00318432" fo:background-color="#ffffff"/>
    </style:style>
    <style:style style:name="T51" style:family="text">
      <style:text-properties fo:background-color="#ffff00" loext:char-shading-value="0"/>
    </style:style>
    <style:style style:name="T52" style:family="text">
      <style:text-properties officeooo:rsid="00318432" fo:background-color="#ffff00" loext:char-shading-value="0"/>
    </style:style>
    <style:style style:name="T53" style:family="text">
      <style:text-properties fo:background-color="#ffff00" loext:char-shading-value="0"/>
    </style:style>
    <style:style style:name="T54" style:family="text">
      <style:text-properties officeooo:rsid="0031e9f9"/>
    </style:style>
    <style:style style:name="T55" style:family="text">
      <style:text-properties officeooo:rsid="00334e39"/>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roposal of CoNLL 2017 Shared Task in <office:annotation office:name="__Annotation__3148_1794885480"><dc:creator>Daniel Zeman</dc:creator><dc:date>2016-08-23T20:40:11</dc:date><loext:sender-initials>DZ</loext:sender-initials><text:p text:style-name="P46"><text:span text:style-name="T56">I would like to have a task name that emphasizes how we differ from 2007, but I have not been able to find a better adjective than this one. It’s not so good – the 2007 task was indeed multi-lingual as well. Other possibilities: “Universal”; “End-to-End”</text:span></text:p></office:annotation>Multi-lingual<office:annotation-end office:name="__Annotation__3148_1794885480"/> Dependency Parsing</text:p>
      <text:h text:style-name="P38" text:outline-level="1">Organizing <office:annotation office:name="__Annotation__3159_1794885480"><dc:creator>Daniel Zeman</dc:creator><dc:date>2016-08-23T21:17:38</dc:date><loext:sender-initials>DZ</loext:sender-initials><text:p text:style-name="P46"><text:span text:style-name="T56">Do we already have the mailing list? Shall I set up a googlegroup?</text:span></text:p></office:annotation>Committee<office:annotation-end office:name="__Annotation__3159_1794885480"/></text:h>
      <text:h text:style-name="P34" text:outline-level="2">Chair</text:h>
      <text:p text:style-name="P3">Jan Hajič, <text:span text:style-name="T5">Charles University, Prague &lt;</text:span><text:a xlink:type="simple" xlink:href="mailto:hajic@ufal.mff.cuni.cz" text:style-name="Internet_20_link" text:visited-style-name="Visited_20_Internet_20_Link">hajic@ufal.mff.cuni.cz</text:a><text:span text:style-name="T5">&gt;</text:span></text:p>
      <text:h text:style-name="P34" text:outline-level="2">Management <office:annotation office:name="__Annotation__3160_1794885480"><dc:creator>Daniel Zeman</dc:creator><dc:date>2016-08-23T21:19:06</dc:date><loext:sender-initials>DZ</loext:sender-initials><text:p text:style-name="P46"><text:span text:style-name="T56">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34" text:outline-level="2">Support Group</text:h>
      <text:p text:style-name="P2">Christopher Manning, Stanford University<text:line-break/>Marie-Catherine de Marneffe, Ohio State University<text:line-break/>Yoav Goldberg, Bar Ilan University<text:line-break/><text:span text:style-name="T15">Reut Tsarfaty, Weizmann Institute of Science</text:span><text:line-break/>Sampo Pyysalo, <text:span text:style-name="T15">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6">bingen</text:span><text:span text:style-name="T15"><text:line-break/>Tommi Pirinen, University of Hamburg<text:line-break/>Paola Merlo, University of Geneva<text:line-break/>Anssi Yli-Jyrä, University of Helsinki<text:line-break/>Özlem Çetinoğlu, University of Stuttgart<text:line-break/>Juhani Luotolahti, University of Turku</text:span><text:span text:style-name="T15"><office:annotation><dc:creator>Daniel Zeman</dc:creator><dc:date>2016-08-23T21:15:12</dc:date><loext:sender-initials>DZ</loext:sender-initials><text:p text:style-name="P46"><text:span text:style-name="T56">Who is Jon Derdari? I cannot find his affiliation. There was one person at the lunch whom I don’t know so it may be him.</text:span></text:p></office:annotation></text:span></text:p>
      <text:h text:style-name="P39" text:outline-level="1"/>
      <text:h text:style-name="P44" text:outline-level="1">Description of the Shared Task</text:h>
      <text:p text:style-name="P19">Learning dependency parsers is a popular sub-task of natural language learning, useful in downstream applications as well as in linguistic research. <text:span text:style-name="T54">Besides parsing proper, this task should address two related problems: working with languages for which little or no data is available, and working in a real-world setting, without manually disambiguated POS tags, lemmas etc.</text:span></text:p>
      <text:p text:style-name="P4">Participating systems will <text:span text:style-name="T16">have to find syntactic dependencies between words, i.e. a </text:span><text:span text:style-name="T18">parent</text:span><text:span text:style-name="T23"> of each word, and the type (label) of the dependency </text:span><text:span text:style-name="T18">relation</text:span><text:span text:style-name="T23">. There will be multiple test sets in various languages but all the data sets will adhere to one common annotation style: Universal Dependencies (</text:span><text:span text:style-name="T24">UD, </text:span><text:a xlink:type="simple" xlink:href="http://universaldependencies.org/" text:style-name="Internet_20_link" text:visited-style-name="Visited_20_Internet_20_Link"><text:span text:style-name="T23">http://universaldependencies.org/</text:span></text:a><text:span text:style-name="T23">).</text:span></text:p>
      <text:p text:style-name="P20"><text:span text:style-name="T26">P</text:span><text:span text:style-name="T22">articipants will be asked to parse raw text where no gold-standard annotation (tokenization, lemmas, morphology) is available. However, there is an open-source pipeline (</text:span><text:a xlink:type="simple" xlink:href="https://ufal.mff.cuni.cz/udpipe/" text:style-name="Internet_20_link" text:visited-style-name="Visited_20_Internet_20_Link"><text:span text:style-name="T22">https://ufal.mff.cuni.cz/udpipe/</text:span></text:a><text:span text:style-name="T22">) that the participants can run instead of training their own model for e.g. tokenization or tagging. </text:span><text:span text:style-name="T25">We will even provide variants of the test data that have been automatically tokenized and POS-tagged by UDPipe.</text:span><text:span text:style-name="T22"> We believe that this makes the task reasonably accessible for </text:span><text:span text:style-name="T26">everyone</text:span><text:span text:style-name="T22">.</text:span></text:p>
      <text:p text:style-name="P9">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40" text:outline-level="1">Data</text:h>
      <text:p text:style-name="P5">The task will only work with resources that are publicly available, royalty-free, under a license that is free at least for non-commercial usage (e.g. C<text:span text:style-name="T55">C</text:span> BY-NC-SA, BY-SA etc.) The right to use the data must not be limited to the shared task, i.e. the data must be available for follow-up research, too.</text:p>
      <text:h text:style-name="P35" text:outline-level="2">Treebanks</text:h>
      <text:p text:style-name="P5">The main data sets will be taken from the current version of the Universal Dependencies treebanks. Note that this means that the test data will be known in advance and we have to trust the participants not to take advantage of it. <text:span text:style-name="T40">We hope to be able to provide for some languages </text:span><office:annotation office:name="__Annotation__3269_1794885480"><dc:creator>Daniel Zeman</dc:creator><dc:date>2016-08-23T22:21:49</dc:date><loext:sender-initials>DZ</loext:sender-initials><text:p text:style-name="P46"><text:span text:style-name="T56">Should we also mention somewhere what we will do in case of multiple UD treebanks for one language, such as UD_Finnish and UD_Finnish-FTB?</text:span></text:p><text:p text:style-name="P46"><text:span text:style-name="T56"/></text:p><text:p text:style-name="P46"><text:span text:style-name="T56">We have agreed that each such treebank will be separately included in the macro average. Systems will know the treebank code so that they do not have to domain-adapt where it is not needed.</text:span></text:p></office:annotation><text:span text:style-name="T40">additional test sets</text:span><office:annotation-end office:name="__Annotation__3269_1794885480"/><text:span text:style-name="T40">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39">surprise language(s),</text:span><text:span text:style-name="T35"> which ha</text:span><text:span text:style-name="T36">ve</text:span><text:span text:style-name="T35"> not been previously released in UD and for which we will not provide training </text:span><text:span text:style-name="T38">or development</text:span><text:span text:style-name="T35"> data, </text:span><text:span text:style-name="T38">except a small sample at the beginning of the evaluation phase</text:span><text:span text:style-name="T35">. Gold-standard data of the surprise language(s) will be also made available after the shared task.</text:span></text:p>
      <text:p text:style-name="P6"><text:span text:style-name="T37">A conservative estimate is that we will be able to evaluate the systems on 15-20 languages. </text:span><text:span text:style-name="T35">W</text:span><text:span text:style-name="T34">e will only include UD treebanks </text:span><text:span text:style-name="T37">which pass validation tests for the current UD guidelines, and</text:span><text:span text:style-name="T34"> for which we can obtain a test set of at least 10,000 words</text:span><text:span text:style-name="T37">.</text:span><text:span text:style-name="T34"> There is no upper limit on the test size (the largest test set is currently ~170K). Participants will receive training+development data with gold-standard tokenization,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languages it will be </text:span><text:span text:style-name="T38">close </text:span><text:soft-page-break/><text:span text:style-name="T38">to</text:span><text:span text:style-name="T34"> zero. One part of this data will be formally designated as the development data, but the participants will be free to use it for training of their systems too.</text:span></text:p>
      <text:h text:style-name="P36" text:outline-level="2">Raw Data</text:h>
      <text:p text:style-name="P7">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text:span text:style-name="T55">more than 100M</text:spa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37" text:outline-level="2">Parallel Data</text:h>
      <text:p text:style-name="P8">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37" text:outline-level="2">Call for Additional Data</text:h>
      <text:p text:style-name="P8">Instead of organizing a separate open track we will encourage the participants to report <text:span text:style-name="T42">(by the end of December)</text:span> additional data they want to use. If <text:span text:style-name="T41">the data is relevant to the task and it meets</text:span> the <text:span text:style-name="T41">public availability condition, it will be added to the list of resources available to participants.</text:span></text:p>
      <text:h text:style-name="P40" text:outline-level="1">Evaluation of Participating Systems</text:h>
      <text:p text:style-name="P11">All systems will be required to generate valid output <text:span text:style-name="T48">in the CoNLL-U format</text:span> for all test sets. They will know the language of the test set, but they must respond even to unknown language codes (for which there are no training data). The systems will be able to select either raw text as input, or one of the alternatives pre-processed by UDPipe (system description papers should indicate what kind of input data the system uses). Participants may choose to test their system on multiple input alternatives, for example to have their own tokenization compared with the baseline tokenization. On each test set, one system may produce up to one output per input alternative, but it must produce <office:annotation office:name="__Annotation__267_1501412069"><dc:creator>Daniel Zeman</dc:creator><dc:date>2016-08-24T10:00:40</dc:date><loext:sender-initials>DZ</loext:sender-initials><text:p text:style-name="P47"><text:span text:style-name="T56">BTW, are we going to run the validator and discard outputs that contain cycles?</text:span></text:p></office:annotation>valid<office:annotation-end office:name="__Annotation__267_1501412069"/> output for at least one input alternative. We will publish results of all runs of a system, but only the best run will be used in the main system score.</text:p>
      <text:p text:style-name="P12">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2"><office:annotation><dc:creator>Daniel Zeman</dc:creator><dc:date>2016-08-24T14:42:08</dc:date><loext:sender-initials>DZ</loext:sender-initials><text:p text:style-name="P47"><text:span text:style-name="T56">Removing “This process is straightforward for CoNLL-U tokens (see </text:span><text:span text:style-name="T56"><text:a xlink:href="http://universaldependencies.org/format.html#words-and-tokens" xlink:type="simple">http://universaldependencies.org/format.html#words-and-tokens</text:a></text:span><text:span text:style-name="T56">) which can be identified by their range in the original plain text; for CoNLL-U words being part of multiword-tokens, we use longest common subsequence to perform the alignment. We completely ignore sentence breaks during tokenizer evaluation.” We should describe the details in an Annex, and keep the main proposal at 3 pages length.</text:span></text:p></office:annotation>The evaluation starts by aligning the system-produced tokens to the gold standard ones; <text:span text:style-name="T49">longest common subsequence will be used as matching strategy (</text:span><text:span text:style-name="T50">see Annex</text:span><text:span text:style-name="T49"> for details). Once tokens (words) are aligned, we will compute two metrics: LAS </text:span><text:span text:style-name="T28">and CNC </text:span><text:span text:style-name="T29">(see below)</text:span>. <text:span text:style-name="T53"><office:annotation office:name="__Annotation__240_1501412069"><dc:creator>Daniel Zeman</dc:creator><dc:date>2016-08-24T09:51:30</dc:date><loext:sender-initials>DZ</loext:sender-initials><text:p text:style-name="P47"><text:span text:style-name="T56">Which one?</text:span></text:p></office:annotation></text:span><text:span text:style-name="T53">TBD</text:span><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3"><text:soft-page-break/>LAS<text:span text:style-name="T34"> </text:span><text:span text:style-name="T20">(labeled attachment score)</text:span><text:span text:style-name="T30">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43">1</text:span><text:span text:style-name="T30">-score = 2PR / (P+R).</text:span></text:p>
      <text:p text:style-name="P14"><text:span text:style-name="T22">CNC</text:span><text:span text:style-name="T30"> </text:span><text:span text:style-name="T33">(</text:span><text:span text:style-name="T4">draft</text:span><text:span text:style-name="T33"> in </text:span><text:a xlink:type="simple" xlink:href="http://stp.lingfil.uu.se/~nivre/docs/udeval-cl.pdf" text:style-name="Internet_20_link" text:visited-style-name="Visited_20_Internet_20_Link"><text:span text:style-name="T32">http://stp.lingfil.uu.se/~nivre/docs/udeval-cl.pdf</text:span></text:a><text:span text:style-name="T32"> but it will be further refined for the shared task) </text:span><text:span text:style-name="T30">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31">Similarly to our extended LAS metric, CNC is computed as F</text:span><text:span text:style-name="T44">1</text:span><text:span text:style-name="T31">-score of precision and recall. The difference to LAS is that there is a pre-defined list of </text:span><text:span text:style-name="T21">core</text:span><text:span text:style-name="T31"> dependency relations, which will be evaluated. Precision P is the number of correct core relations divided by the number of system produced core relations; recall R is the number of correct core relations divided by the number of gold-standard core relations. Again, a relation is not correct if one of the word forms does not match the gold standard, i.e. if there are tokenization errors.</text:span></text:p>
      <text:p text:style-name="P10">The evaluation script is not ready at the time of writing this proposal but it will be publicly available by the end of December at the latest.</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42" text:outline-level="1">Timeline</text:h>
      <text:p text:style-name="P18">We agree to follow the timeline suggested in the Call. <text:span text:style-name="T49">Trial data (not necessarily for all languages) will be available in February 2017, train+dev in March and test data in May. No copyright-related issues have to be solved; the time between now and March will be mostly needed to improve existing datasets and their compliance with the UD guidelines.</text:span></text:p>
      <text:h text:style-name="P41" text:outline-level="1">Other Relevant <office:annotation office:name="__Annotation__3172_1794885480"><dc:creator>Daniel Zeman</dc:creator><dc:date>2016-08-23T21:29:14</dc:date><loext:sender-initials>DZ</loext:sender-initials><text:p text:style-name="P46"><text:span text:style-name="T56">We can also mention here that we want to organize 2018 and what are the possible enhancements we foresee.</text:span></text:p></office:annotation>Information<office:annotation-end office:name="__Annotation__3172_1794885480"/></text:h>
      <text:p text:style-name="P17"><text:span text:style-name="T5">There have been two CoNLL shared tasks in dependency parsing in 2006 and 2007. The current proposal differs from the previous tasks in several respects. We have treebanks in many languages that share the same annotation style, </text:span><text:span text:style-name="T7">which makes multi-lingual approaches possible. We propose a new evaluation metric tailored to the content-word-centric UD style. And finally, we evaluate end-to-end parsing with no gold-standard information available to the parsers.</text:span></text:p>
      <text:h text:style-name="P43" text:outline-level="1"/>
      <text:h text:style-name="P45" text:outline-level="1">Annex: Data format and evaluation details</text:h>
      <text:p text:style-name="P21">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7">syntactic words</text:span><text:span text:style-name="T22"> vs. </text:span><text:span text:style-name="T17">multi-word tokens</text:span><text:span text:style-name="T22">. It makes the tokenization step in UD harder than the relatively simple procedure called tokenization in other areas of NLP. </text:span><text:span text:style-name="T27">For instance, German </text:span><text:span text:style-name="T19">zum</text:span><text:span text:style-name="T27"> is a contraction of the preposition </text:span><text:span text:style-name="T19">zu</text:span><text:span text:style-name="T27"> “to”, and the article </text:span><text:span text:style-name="T19">dem</text:span><text:span text:style-name="T27"> “the”. In UD it is a multi-word token consisting of two syntactic words, </text:span><text:span text:style-name="T19">zu</text:span><text:span text:style-name="T27"> and </text:span><text:span text:style-name="T19">dem</text:span><text:span text:style-name="T27">.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9">“to the city, to the house”. The corresponding CoNLL-U section could look like this:</text:span></text:p>
      <text:p text:style-name="P2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P22"><text:span text:style-name="T8">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3">zur</text:span><text:span text:style-name="T8"> as a contraction and outputs</text:span></text:p>
      <text:p text:style-name="P27">1<text:tab/>zur<text:line-break/>2<text:tab/>Stadt<text:line-break/>3<text:tab/>,</text:p>
      <text:p text:style-name="P22"><text:span text:style-name="T8">we will treat any relations going to or from the node </text:span><text:span text:style-name="T13">zur</text:span><text:span text:style-name="T8"> as incorrect. The same will happen with the node “Stadt,”, should the system fail to separate punctuation from the word </text:span><text:span text:style-name="T13">Stadt</text:span><text:span text:style-name="T8">.</text:span></text:p>
      <text:p text:style-name="P22"><text:span text:style-name="T8">If the system wrongly splits the word </text:span><text:span text:style-name="T13">Haus</text:span><text:span text:style-name="T8"> and outputs</text:span></text:p>
      <text:p text:style-name="P27">7-8<text:tab/>Haus<text:line-break/>7<text:tab/>Hau<text:line-break/>8<text:tab/>das</text:p>
      <text:p text:style-name="P22"><text:span text:style-name="T8">relations involving either </text:span><text:span text:style-name="T13">Hau</text:span><text:span text:style-name="T8"> or </text:span><text:span text:style-name="T13">das</text:span><text:span text:style-name="T8"> will be considered incorrect.</text:span></text:p>
      <text:p text:style-name="P23"><text:span text:style-name="T8">Even if the system recognizes </text:span><text:span text:style-name="T13">zur</text:span><text:span text:style-name="T8"> as contraction but outputs wrong syntactic word forms, the tokens will be considered </text:span><office:annotation office:name="__Annotation__2285_1501412069"><dc:creator>Daniel Zeman</dc:creator><dc:date>2016-08-24T16:34:54</dc:date><loext:sender-initials>DZ</loext:sender-initials><text:p text:style-name="P47"><text:span text:style-name="T56">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47"><text:span text:style-name="T56"/></text:p><text:p text:style-name="P47"><text:span text:style-name="T56">At least we should disregard case in comparing the word forms, as it is unclear whether ZUM should be ZU DEM, Zu dem, zu dem or something else.</text:span></text:p></office:annotation><text:span text:style-name="T8">incorrect</text:span><office:annotation-end office:name="__Annotation__2285_1501412069"/><text:span text:style-name="T8">:</text:span></text:p>
      <text:p text:style-name="P28"><text:soft-page-break/>1-2<text:tab/>zur<text:line-break/>1<text:tab/>zur<text:line-break/>2<text:tab/>der</text:p>
      <text:p text:style-name="P28">Relations involving node 1 are incorrect but relations involving node 2 may be correct.</text:p>
      <text:p text:style-name="P29">In general, it may not be clear what words should be aligned to each other. Consider the following two sequences of word forms:</text:p>
      <text:p text:style-name="P24"><text:span text:style-name="T10">Gold:</text:span><text:span text:style-name="T8"> zu der Stadt , zu dem Haus</text:span></text:p>
      <text:p text:style-name="P24"><text:span text:style-name="T10">System:</text:span><text:span text:style-name="T8"> xx der zu Stadt , dem dem Haus</text:span></text:p>
      <text:p text:style-name="P30">We will find the alignment as the longest common subsequence (LCS) of the two sequences; if more than one element of a sequence matches the next element of the LCS, the leftmost candidate will be selected. Thus in the above example, there are two possible LCS of the length 5:</text:p>
      <text:p text:style-name="P25"><text:span text:style-name="T10">LCS</text:span><text:span text:style-name="T45">1</text:span><text:span text:style-name="T10">:</text:span><text:span text:style-name="T8"> zu Stadt , dem Haus</text:span></text:p>
      <text:p text:style-name="P15"><text:span text:style-name="T8">LCS</text:span><text:span text:style-name="T46">2</text:span><text:span text:style-name="T8">:</text:span><text:span text:style-name="T11"> der Stadt , dem Haus</text:span></text:p>
      <text:p text:style-name="P16"><text:span text:style-name="T11">The algorithm will prefer the LCS that starts earlier in the Gold sequence, i.e. LCS</text:span><text:span text:style-name="T47">1</text:span><text:span text:style-name="T11">. In the System sequence, the first </text:span><text:span text:style-name="T14">dem</text:span><text:span text:style-name="T11"> will be aligned and the second will be discarded. Thus the entire alignment, expressed as Gold-System index pairs, will be</text:span></text:p>
      <text:p text:style-name="P31">1-3 3-4 4-5 6-6 7-8</text:p>
      <text:p text:style-name="P32"><text:span text:style-name="T10">Sentence boundaries</text:span><text:span text:style-name="T11"> will be ignored during token alignment, i.e. the entire test set will be aligned at once. The systems will have to perform sentence segmentation in order to produce valid CoNLL-U files but the sentence boundaries will be evaluated only indirectly, through dependency relations.</text:span><text:span text:style-name="T12"> A dependency relation that goes across a gold sentence boundary </text:span><text:span text:style-name="T11">is considered</text:span><text:span text:style-name="T12"> incorrect. If on the other hand the system generates a false sentence break, it will not be penalized directly, but there must be at least one gold relation that the system did not find; not getting points for such relations will be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4T17:57:35.336000000</dc:date>
    <dc:creator>Daniel Zeman</dc:creator>
    <meta:editing-duration>PT3H57M29S</meta:editing-duration>
    <meta:editing-cycles>28</meta:editing-cycles>
    <meta:generator>LibreOffice/5.0.5.2$Windows_x86 LibreOffice_project/55b006a02d247b5f7215fc6ea0fde844b30035b3</meta:generator>
    <meta:document-statistic meta:table-count="0" meta:image-count="0" meta:object-count="0" meta:page-count="6" meta:paragraph-count="57" meta:word-count="2519" meta:character-count="15302" meta:non-whitespace-character-count="12840"/>
  </office:meta>
</office:document-meta>
</file>